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b7085" officeooo:paragraph-rsid="001b708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b7085" officeooo:paragraph-rsid="001cc9e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b7085" officeooo:paragraph-rsid="001ed8f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24pt" officeooo:rsid="001b7085" officeooo:paragraph-rsid="001b7085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1b7085" officeooo:paragraph-rsid="001ed8fd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7085" officeooo:paragraph-rsid="001cc9ee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7085" officeooo:paragraph-rsid="001ed8fd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1b7085" officeooo:paragraph-rsid="001ed8fd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O O O O <text:span text:style-name="T2">[3]</text:span><text:tab/> <text:s text:c="2"/>O O O O <text:span text:style-name="T2">[3] </text:span><text:tab/> <text:s text:c="4"/>O O O O <text:span text:style-name="T2">[3] </text:span><text:s text:c="5"/>O O O O <text:span text:style-name="T2">[3]</text:span></text:p>
      <text:p text:style-name="P1"><text:s/>O O O O <text:span text:style-name="T2">[2]</text:span><text:tab/> <text:s text:c="2"/>O O O O <text:span text:style-name="T2">[2]<text:tab/></text:span> <text:s text:c="4"/>O O O O <text:span text:style-name="T2">[2] </text:span><text:s text:c="5"/>O O O O <text:span text:style-name="T2">[2]</text:span></text:p>
      <text:p text:style-name="P1"><text:s/>O O O O <text:span text:style-name="T2">[1]</text:span><text:tab/> <text:s text:c="2"/>O O O O <text:span text:style-name="T2">[1]<text:tab/></text:span> <text:s text:c="4"/>O O O O <text:span text:style-name="T2">[1] </text:span><text:s text:c="5"/>O O O O <text:span text:style-name="T2">[1]</text:span></text:p>
      <text:p text:style-name="P2"><text:s/>O O O O <text:span text:style-name="T1">[0]</text:span><text:tab/> <text:s text:c="2"/>O O O O <text:span text:style-name="T1">[0]<text:tab/></text:span> <text:s text:c="4"/>O O O O <text:span text:style-name="T1">[0] </text:span><text:s text:c="5"/>O O O O <text:span text:style-name="T1">[0]</text:span></text:p>
      <text:p text:style-name="P6"><text:s/>[3] <text:s/>[2] <text:s/>[1] <text:s/>[0]<text:tab/> <text:s text:c="3"/>[3] <text:s/>[2] <text:s/>[1] <text:s/>[0]<text:tab/> <text:s text:c="6"/>[3] <text:s/>[2] <text:s/>[1] <text:s/>[0]<text:tab/> <text:s text:c="9"/>[3] <text:s/>[2] <text:s/>[1] <text:s/>[0]</text:p>
      <text:p text:style-name="P4"/>
      <text:p text:style-name="P3"><text:s/>O O O O <text:span text:style-name="T2">[3]</text:span><text:tab/> <text:s text:c="2"/>O O O O <text:span text:style-name="T2">[3] </text:span><text:tab/> <text:s text:c="4"/>O O O O <text:span text:style-name="T2">[3] </text:span><text:s text:c="5"/>O O O O <text:span text:style-name="T2">[3]</text:span></text:p>
      <text:p text:style-name="P3"><text:s/>O O O O <text:span text:style-name="T2">[2]</text:span><text:tab/> <text:s text:c="2"/>O O O O <text:span text:style-name="T2">[2]<text:tab/></text:span> <text:s text:c="4"/>O O O O <text:span text:style-name="T2">[2] </text:span><text:s text:c="5"/>O O O O <text:span text:style-name="T2">[2]</text:span></text:p>
      <text:p text:style-name="P3"><text:s/>O O O O <text:span text:style-name="T2">[1]</text:span><text:tab/> <text:s text:c="2"/>O O O O <text:span text:style-name="T2">[1]<text:tab/></text:span> <text:s text:c="4"/>O O O O <text:span text:style-name="T2">[1] </text:span><text:s text:c="5"/>O O O O <text:span text:style-name="T2">[1]</text:span></text:p>
      <text:p text:style-name="P3"><text:s/>O O O O <text:span text:style-name="T1">[0]</text:span><text:tab/> <text:s text:c="2"/>O O O O <text:span text:style-name="T1">[0]<text:tab/></text:span> <text:s text:c="4"/>O O O O <text:span text:style-name="T1">[0] </text:span><text:s text:c="5"/>O O O O <text:span text:style-name="T1">[0]</text:span></text:p>
      <text:p text:style-name="P7"><text:s/>[3] <text:s/>[2] <text:s/>[1] <text:s/>[0]<text:tab/> <text:s text:c="3"/>[3] <text:s/>[2] <text:s/>[1] <text:s/>[0]<text:tab/> <text:s text:c="6"/>[3] <text:s/>[2] <text:s/>[1] <text:s/>[0]<text:tab/> <text:s text:c="9"/>[3] <text:s/>[2] <text:s/>[1] <text:s/>[0]</text:p>
      <text:p text:style-name="P8"/>
      <text:p text:style-name="P8"/>
      <text:p text:style-name="P3"><text:s/>O O O O <text:span text:style-name="T2">[3</text:span><text:span text:style-name="T2">]</text:span><text:tab/> <text:s text:c="2"/>O O O O <text:span text:style-name="T2">[3] </text:span><text:tab/> <text:s text:c="4"/>O O O O <text:span text:style-name="T2">[3] </text:span><text:s text:c="5"/>O O O O <text:span text:style-name="T2">[3]</text:span></text:p>
      <text:p text:style-name="P3"><text:s/>O O O O <text:span text:style-name="T2">[2]</text:span><text:tab/> <text:s text:c="2"/>O O O O <text:span text:style-name="T2">[2]<text:tab/></text:span> <text:s text:c="4"/>O O O O <text:span text:style-name="T2">[2] </text:span><text:s text:c="5"/>O O O O <text:span text:style-name="T2">[2]</text:span></text:p>
      <text:p text:style-name="P3"><text:s/>O O O O <text:span text:style-name="T2">[1]</text:span><text:tab/> <text:s text:c="2"/>O O O O <text:span text:style-name="T2">[1]<text:tab/></text:span> <text:s text:c="4"/>O O O O <text:span text:style-name="T2">[1] </text:span><text:s text:c="5"/>O O O O <text:span text:style-name="T2">[1]</text:span></text:p>
      <text:p text:style-name="P3"><text:s/>O O O O <text:span text:style-name="T1">[0]</text:span><text:tab/> <text:s text:c="2"/>O O O O <text:span text:style-name="T1">[0]<text:tab/></text:span> <text:s text:c="4"/>O O O O <text:span text:style-name="T1">[0] </text:span><text:s text:c="5"/>O O O O <text:span text:style-name="T1">[0]</text:span></text:p>
      <text:p text:style-name="P7"><text:s/>[3] <text:s/>[2] <text:s/>[1] <text:s/>[0]<text:tab/> <text:s text:c="3"/>[3] <text:s/>[2] <text:s/>[1] <text:s/>[0]<text:tab/> <text:s text:c="6"/>[3] <text:s/>[2] <text:s/>[1] <text:s/>[0]<text:tab/> <text:s text:c="9"/>[3] <text:s/>[2] <text:s/>[1] <text:s/>[0]</text:p>
      <text:p text:style-name="P5"/>
      <text:p text:style-name="P3"><text:s/>O O O O <text:span text:style-name="T2">[3]</text:span><text:tab/> <text:s text:c="2"/>O O O O <text:span text:style-name="T2">[3] </text:span><text:tab/> <text:s text:c="4"/>O O O O <text:span text:style-name="T2">[3] </text:span><text:s text:c="5"/>O O O O <text:span text:style-name="T2">[3]</text:span></text:p>
      <text:p text:style-name="P3"><text:s/>O O O O <text:span text:style-name="T2">[2]</text:span><text:tab/> <text:s text:c="2"/>O O O O <text:span text:style-name="T2">[2]<text:tab/></text:span> <text:s text:c="4"/>O O O O <text:span text:style-name="T2">[2] </text:span><text:s text:c="5"/>O O O O <text:span text:style-name="T2">[2]</text:span></text:p>
      <text:p text:style-name="P3"><text:s/>O O O O <text:span text:style-name="T2">[1]</text:span><text:tab/> <text:s text:c="2"/>O O O O <text:span text:style-name="T2">[1]<text:tab/></text:span> <text:s text:c="4"/>O O O O <text:span text:style-name="T2">[1] </text:span><text:s text:c="5"/>O O O O <text:span text:style-name="T2">[1]</text:span></text:p>
      <text:p text:style-name="P3"><text:s/>O O O O <text:span text:style-name="T1">[0]</text:span><text:tab/> <text:s text:c="2"/>O O O O <text:span text:style-name="T1">[0]<text:tab/></text:span> <text:s text:c="4"/>O O O O <text:span text:style-name="T1">[0] </text:span><text:s text:c="5"/>O O O O <text:span text:style-name="T1">[0]</text:span></text:p>
      <text:p text:style-name="P7"><text:s/>[3] <text:s/>[2] <text:s/>[1] <text:s/>[0]<text:tab/> <text:s text:c="3"/>[3] <text:s/>[2] <text:s/>[1] <text:s/>[0]<text:tab/> <text:s text:c="6"/>[3] <text:s/>[2] <text:s/>[1] <text:s/>[0]<text:tab/> <text:s text:c="9"/>[3] <text:s/>[2] <text:s/>[1] <text:s/>[0]</text:p>
      <text:p text:style-name="P5"/>
      <text:p text:style-name="P3"><text:s/>O O O O <text:span text:style-name="T2">[3]</text:span><text:tab/> <text:s text:c="2"/>O O O O <text:span text:style-name="T2">[3] </text:span><text:tab/> <text:s text:c="4"/>O O O O <text:span text:style-name="T2">[3] </text:span><text:s text:c="5"/>O O O O <text:span text:style-name="T2">[3]</text:span></text:p>
      <text:p text:style-name="P3"><text:s/>O O O O <text:span text:style-name="T2">[2]</text:span><text:tab/> <text:s text:c="2"/>O O O O <text:span text:style-name="T2">[2]<text:tab/></text:span> <text:s text:c="4"/>O O O O <text:span text:style-name="T2">[2] </text:span><text:s text:c="5"/>O O O O <text:span text:style-name="T2">[2]</text:span></text:p>
      <text:p text:style-name="P3"><text:s/>O O O O <text:span text:style-name="T2">[1]</text:span><text:tab/> <text:s text:c="2"/>O O O O <text:span text:style-name="T2">[1]<text:tab/></text:span> <text:s text:c="4"/>O O O O <text:span text:style-name="T2">[1] </text:span><text:s text:c="5"/>O O O O <text:span text:style-name="T2">[1]</text:span></text:p>
      <text:p text:style-name="P3"><text:s/>O O O O <text:span text:style-name="T1">[0]</text:span><text:tab/> <text:s text:c="2"/>O O O O <text:span text:style-name="T1">[0]<text:tab/></text:span> <text:s text:c="4"/>O O O O <text:span text:style-name="T1">[0] </text:span><text:s text:c="5"/>O O O O <text:span text:style-name="T1">[0]</text:span></text:p>
      <text:p text:style-name="P7"><text:s/>[3] <text:s/>[2] <text:s/>[1] <text:s/>[0]<text:tab/> <text:s text:c="3"/>[3] <text:s/>[2] <text:s/>[1] <text:s/>[0]<text:tab/> <text:s text:c="6"/>[3] <text:s/>[2] <text:s/>[1] <text:s/>[0]<text:tab/> <text:s text:c="9"/>[3] <text:s/>[2] <text:s/>[1] <text:s/>[0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17:37.218000000</meta:creation-date>
    <dc:date>2019-02-18T13:58:41.037000000</dc:date>
    <meta:editing-duration>PT6M5S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25" meta:word-count="480" meta:character-count="1710" meta:non-whitespace-character-count="800"/>
  </office:meta>
</office:document-meta>
</file>